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D0D00000385BD06647A3525187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5.372cm"/>
      <style:paragraph-properties style:writing-mode="lr-tb"/>
    </style:style>
    <style:style style:name="pr2" style:family="presentation" style:parent-style-name="Title-subtitle">
      <style:graphic-properties draw:fill-color="#ffffff" draw:auto-grow-height="true" fo:min-height="7cm"/>
      <style:paragraph-properties style:writing-mode="lr-tb"/>
    </style:style>
    <style:style style:name="pr3" style:family="presentation" style:parent-style-name="Title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5.372cm" svg:x="1.4cm" svg:y="0.628cm" presentation:class="title" presentation:user-transformed="true">
          <draw:text-box>
            <text:p text:style-name="P1"><text:span text:style-name="T1">Limited-Preemptive Malleable Reservation Gang Scheduling (LPMEGS)</text:span><text:line-break/><text:span text:style-name="T2">Weekly Meeting</text:span></text:p>
          </draw:text-box>
        </draw:frame>
        <draw:frame presentation:style-name="pr2" draw:text-style-name="P2" draw:layer="layout" svg:width="25.199cm" svg:height="7cm" svg:x="1.4cm" svg:y="6.6cm" presentation:class="subtitle" presentation:user-transformed="true">
          <draw:text-box>
            <text:p text:style-name="P1">Joan Marcè i Igual</text:p>
            <text:p text:style-name="P1"><text:span text:style-name="T3">18</text:span><text:span text:style-name="T4">th</text:span><text:span text:style-name="T3"> of February, 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What has been done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Finish task generation</text:p>
                <text:list>
                  <text:list-item>
                    <text:p text:style-name="P1">Cores s_min / s_max generation</text:p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2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18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18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18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18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18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a6d6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36cm, 0cm, 0cm)" draw:image-opacity="100%" style:mirror="none"/>
    </style:style>
    <style:style style:name="Mpr1" style:family="presentation" style:parent-style-name="Title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solid" svg:stroke-color="#00a6d6" draw:marker-start="" draw:marker-end="" draw:fill-color="#00a6d6" draw:textarea-vertical-align="middle" draw:auto-grow-height="false" fo:min-height="1.8cm" fo:min-width="32.8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a6d6"/>
      <style:paragraph-properties fo:text-align="center"/>
    </style:style>
    <style:style style:name="MP6" style:family="paragraph"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style:font-name="Liberation Sans1" fo:font-size="12pt" style:letter-kerning="true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style:font-size-asian="14pt" style:font-size-complex="14pt"/>
    </style:style>
    <style:style style:name="MT3" style:family="text">
      <style:text-properties fo:color="#ffffff" style:font-name="Liberation Sans1" fo:font-size="12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199cm" svg:height="5.372cm" svg:x="1.4cm" svg:y="0.628cm" presentation:class="title" presentation:placeholder="true">
        <draw:text-box/>
      </draw:frame>
      <draw:frame presentation:style-name="Title-outline1" draw:layer="backgroundobjects" svg:width="25.199cm" svg:height="7cm" svg:x="1.4cm" svg:y="6.6cm" presentation:class="outline" presentation:placeholder="true">
        <draw:text-box/>
      </draw:frame>
      <draw:frame presentation:style-name="Mpr2" draw:text-style-name="MP7" draw:layer="backgroundobjects" svg:width="6.523cm" svg:height="1.085cm" svg:x="20.076cm" svg:y="14.348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presentation:style-name="Mpr5" draw:text-style-name="MP5" draw:layer="backgroundobjects" svg:width="32.8cm" svg:height="1.8cm" svg:x="-1.4cm" svg:y="1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8" draw:layer="backgroundobjects" svg:width="3.5cm" svg:height="1.76cm" svg:x="0.5cm" svg:y="14cm">
        <draw:image xlink:href="Pictures/1000020100000D0D00000385BD06647A3525187F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7T10:18:44.868787433</meta:creation-date>
    <meta:editing-duration>PT2M34S</meta:editing-duration>
    <meta:editing-cycles>6</meta:editing-cycles>
    <meta:generator>LibreOffice/6.3.4.2$Linux_X86_64 LibreOffice_project/30$Build-2</meta:generator>
    <dc:title>TU Delft Good</dc:title>
    <dc:date>2020-02-17T10:21:31.379897650</dc:date>
    <meta:document-statistic meta:object-count="40"/>
  </office:meta>
</office:document-meta>
</file>